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3C953B1E077EA964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764cm" svg:height="18.641cm" draw:z-index="0"><draw:image xlink:href="Pictures/10000001000004E6000003C953B1E077EA964B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28:15.708882428</meta:creation-date>
    <dc:date>2023-10-21T16:29:00.855943255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